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1A000001E8EA3B0E9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999cm" svg:height="3.627cm" svg:x="0.003cm" svg:y="0.181cm">
          <draw:image xlink:href="Pictures/100002010000021A000001E8EA3B0E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7:37:39.470388000</meta:creation-date>
    <dc:date>2015-11-19T17:39:55.304315000</dc:date>
    <meta:editing-duration>PT2M15S</meta:editing-duration>
    <meta:editing-cycles>1</meta:editing-cycles>
    <meta:document-statistic meta:object-count="1"/>
    <meta:generator>LibreOffice/4.3.7.2$MacOSX_x86 LibreOffice_project/8a35821d8636a03b8bf4e15b48f59794652c68ba</meta:generator>
  </office:meta>
</office:document-meta>
</file>